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67" calcext:value-type="float">
            <text:p>367</text:p>
          </table:table-cell>
          <table:table-cell table:style-name="ce7" table:formula="of:=COUNTIF([.B7:.B454];&quot;X&quot;)" office:value-type="float" office:value="307" calcext:value-type="float">
            <text:p>307</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39" calcext:value-type="float">
            <text:p>39</text:p>
          </table:table-cell>
          <table:table-cell table:style-name="ce25" table:formula="of:=SUM([.B2:.F2])" office:value-type="float" office:value="394" calcext:value-type="float">
            <text:p>39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8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4">00/00/0000</text:date>, <text:time style:data-style-name="N2" text:time-value="20:58:43.85596947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14T20:59:35.576436352</dc:date>
    <meta:editing-duration>PT12H32M48S</meta:editing-duration>
    <meta:editing-cycles>338</meta:editing-cycles>
    <meta:document-statistic meta:table-count="1" meta:cell-count="2192" meta:object-count="0"/>
  </office:meta>
</office:document-meta>
</file>